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ichard Nixon sa narodil 9 januára 1913 v Yorba Linda v Kalifornii. Zomrel ako 81 ročný 22 apríla 1994. </text:span></text:p>
      <text:p text:style-name="P1"><text:span text:style-name="T1">Mal štyroch bratov a žil v chudobnej rodine na farme. </text:span></text:p>
      <text:p text:style-name="P1"><text:span text:style-name="T1">Navštevoval základnú školu East Whittier, kde bol predsedom svojej ôsmej triedy. </text:span></text:p>
      <text:p text:style-name="P1"><text:span text:style-name="T1">Rodičia sa rozhodli poslať Nixona na strednú školu Fullerton Union High School kde potom prestúpil na strednú školu Whittier High School. </text:span></text:p>
      <text:p text:style-name="P1"><text:span text:style-name="T1">V septembri 1930 sa zapísal na Whittier College. Po absolvovaní bakalárskeho štúdia histórie na Whittierskej univerzite v roku 1934 bol Nixon prijatý na novú právnickú fakultu Dukeovej univerzity.</text:span></text:p>
      <text:p text:style-name="P2"/>
      <text:p text:style-name="P1"><text:span text:style-name="T1">Richard Nixon sa prvýkrát uchádzal o prezidentský úrad v roku 1960, avšak prehral s kandidátom Johnom F. Kennedym veľmi malým rozdielom. </text:span></text:p>
      <text:p text:style-name="P1"><text:span text:style-name="T1">Richard sa neskôr opätovne uchádzal o prezidentský úrad v roku 1968 a prekonal ostatných konkurentov. </text:span></text:p>
      <text:p text:style-name="P1"><text:span text:style-name="T1">Najznámejšie úspechy Richarda Nixona boli počas jeho úsilia o stabilitu vo svete. Medzi tieto úspechy patrí ukončenie akejkoľvek účasti USA vo vojne vo Vietname , uvoľnenie napätia medzi Čínou a ZSSR a vytvorenie mierovej zmluvy so Sovietskym zväzom obmedzujúcej používanie jadrových zbraní (inak známa ako zmluva SALT alebo Zmluva o obmedzení strategických zbraní). </text:span></text:p>
      <text:p text:style-name="P1"><text:span text:style-name="T1">Richard Nixon je zatiaľ jediným prezidentom, ktorý odstúpil z funkcie</text:span></text:p>
      <text:p text:style-name="P2"/>
      <text:p text:style-name="P1"><text:span text:style-name="T1">Watergate sa vzťahuje na udalosť, keď sa do sídla Demokratického národného výboru v kanceláriách Watergate niekto vlámal.</text:span></text:p>
      <text:p text:style-name="P1"><text:span text:style-name="T1">Zistilo sa, že do vlámania bola zapojená Nixonova strana, a tiež sa zistilo, že odpočúval mnohé telefónne linky v Bielom dome.</text:span></text:p>
      <text:p text:style-name="P1"><text:span text:style-name="T1">V dôsledku škandálu Watergate Nixon odstúpil z funkcie, pretože v opačnom prípade mu hrozilo definitívne odvolanie z funkcie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244" meta:character-count="1620" meta:non-whitespace-character-count="1381"/>
    <meta:generator>LibreOfficeDev/6.0.5.2$Linux_X86_64 LibreOffice_project/</meta:generator>
  </office:meta>
</office:document-meta>
</file>